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ntroll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j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icke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eatu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ing_projec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reating_ticke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leting_proj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diting_projec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iewing_proj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iewing_tick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diting_ticke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eleting_tick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igning_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igning_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igning_ou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# of Tests</text:p>
          </table:table-cell>
          <table:table-cell table:formula="of:=SUM([.C2:.C17])"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00-00-00</text:date>, <text:time style:data-style-name="N2" text:time-value="17:20:35.487634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6:08:43.407617569</meta:creation-date>
    <dc:date>2016-06-01T17:44:00.974918459</dc:date>
    <meta:editing-duration>P1DT2H16M17S</meta:editing-duration>
    <meta:editing-cycles>8</meta:editing-cycles>
    <meta:generator>LibreOffice/4.2.8.2$Linux_X86_64 LibreOffice_project/420m0$Build-2</meta:generator>
    <meta:document-statistic meta:table-count="1" meta:cell-count="30" meta:object-count="0"/>
  </office:meta>
</office:document-meta>
</file>